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1.0811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1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  <table:table-cell table:style-name="ce2" office:value-type="string">
            <text:p>Auer Packaging</text:p>
          </table:table-cell>
          <table:table-cell table:style-name="ce2" office:value-type="string">
            <text:p>Standard Teiler</text:p>
          </table:table-cell>
          <table:table-cell table:style-name="ce2" office:value-type="string">
            <text:p>Systainer</text:p>
          </table:table-cell>
        </table:table-row>
        <table:table-row table:style-name="ro1">
          <table:table-cell table:number-columns-repeated="5"/>
          <table:table-cell office:value-type="string">
            <text:p>Höhe Kasten</text:p>
          </table:table-cell>
          <table:table-cell office:value-type="float" office:value="80">
            <text:p>80</text:p>
          </table:table-cell>
          <table:table-cell office:value-type="string">
            <text:p>m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oden Dicke</text:p>
          </table:table-cell>
          <table:table-cell office:value-type="float" office:value="18">
            <text:p>18</text:p>
          </table:table-cell>
          <table:table-cell office:value-type="string">
            <text:p>mm</text:p>
          </table:table-cell>
          <table:table-cell/>
          <table:table-cell office:value-type="string">
            <text:p>Höhe Frontdoppel ob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120</text:p>
          </table:table-cell>
          <table:table-cell office:value-type="string">
            <text:p>54 x 54 x 63</text:p>
          </table:table-cell>
          <table:table-cell office:value-type="string">
            <text:p>396 x 296 x 105</text:p>
          </table:table-cell>
        </table:table-row>
        <table:table-row table:style-name="ro1">
          <table:table-cell/>
          <table:table-cell office:value-type="string">
            <text:p>Deckel Dicke</text:p>
          </table:table-cell>
          <table:table-cell office:value-type="float" office:value="18">
            <text:p>18</text:p>
          </table:table-cell>
          <table:table-cell office:value-type="string">
            <text:p>mm</text:p>
          </table:table-cell>
          <table:table-cell/>
          <table:table-cell office:value-type="string">
            <text:p>Höhe Nut</text:p>
          </table:table-cell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175</text:p>
          </table:table-cell>
          <table:table-cell/>
          <table:table-cell office:value-type="string">
            <text:p>396 x 296 x 130</text:p>
          </table:table-cell>
        </table:table-row>
        <table:table-row table:style-name="ro1">
          <table:table-cell/>
          <table:table-cell office:value-type="string">
            <text:p>Sockehlöhe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/>
          <table:table-cell office:value-type="string">
            <text:p>Höhe Nut-Bod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230</text:p>
          </table:table-cell>
          <table:table-cell/>
          <table:table-cell office:value-type="string">
            <text:p>396 x 296 x 180</text:p>
          </table:table-cell>
        </table:table-row>
        <table:table-row table:style-name="ro1">
          <table:table-cell/>
          <table:table-cell office:value-type="string">
            <text:p>Gesamthöhe</text:p>
          </table:table-cell>
          <table:table-cell table:formula="of:=[.C3]+[.C4]+[.C5]+[.G7]" office:value-type="float" office:value="854">
            <text:p>854</text:p>
          </table:table-cell>
          <table:table-cell office:value-type="string">
            <text:p>mm</text:p>
          </table:table-cell>
          <table:table-cell/>
          <table:table-cell office:value-type="string">
            <text:p>Höhe Frontdoppel unt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340</text:p>
          </table:table-cell>
          <table:table-cell/>
          <table:table-cell office:value-type="string">
            <text:p>396 x 296 x 230</text:p>
          </table:table-cell>
        </table:table-row>
        <table:table-row table:style-name="ro1">
          <table:table-cell table:number-columns-repeated="5"/>
          <table:table-cell office:value-type="string">
            <text:p>Max Höhe 32mm Einheiten</text:p>
          </table:table-cell>
          <table:table-cell office:value-type="float" office:value="768">
            <text:p>768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450</text:p>
          </table:table-cell>
          <table:table-cell/>
          <table:table-cell office:value-type="string">
            <text:p>396 x 296 x 330</text:p>
          </table:table-cell>
        </table:table-row>
        <table:table-row table:style-name="ro1">
          <table:table-cell table:number-columns-repeated="5"/>
          <table:table-cell office:value-type="string">
            <text:p>Spaltmass</text:p>
          </table:table-cell>
          <table:table-cell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10"/>
          <table:table-cell office:value-type="string">
            <text:p>396 x 296 x 430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number-columns-repeated="8"/>
          <table:table-cell table:style-name="ce1" office:value-type="string">
            <text:p>Schubladen Einheiten bei Max Höhe 32mm Einheiten</text:p>
          </table:table-cell>
          <table:table-cell table:style-name="ce1" office:value-type="string">
            <text:p>Schubladenfront – Spaltmass</text:p>
          </table:table-cell>
          <table:table-cell table:style-name="ce1" office:value-type="string">
            <text:p>Schubladenfront + Spaltmass</text:p>
          </table:table-cell>
          <table:table-cell/>
          <table:table-cell table:style-name="ce1" office:value-type="string">
            <text:p>Effektive Schubkasten Nutzung</text:p>
          </table:table-cell>
          <table:table-cell table:style-name="ce1"/>
          <table:table-cell table:style-name="ce1" office:value-type="string">
            <text:p>Max Schubkasten Nutzu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mm</text:p>
          </table:table-cell>
          <table:table-cell table:formula="of:=[.$G$7]/[.G11]" office:value-type="float" office:value="24">
            <text:p>24</text:p>
          </table:table-cell>
          <table:table-cell table:formula="of:=[.G11]-[.$G$8]" office:value-type="float" office:value="29">
            <text:p>29</text:p>
          </table:table-cell>
          <table:table-cell table:formula="of:=[.G11]+[.$G$8]" office:value-type="float" office:value="35">
            <text:p>35</text:p>
          </table:table-cell>
          <table:table-cell office:value-type="string">
            <text:p>mm</text:p>
          </table:table-cell>
          <table:table-cell table:formula="of:=[.J11]-[.$G$3]-[.$G$4]-[.$G$5]-[.$G$6]" office:value-type="float" office:value="4.5">
            <text:p>4.5</text:p>
          </table:table-cell>
          <table:table-cell office:value-type="string">
            <text:p>mm</text:p>
          </table:table-cell>
          <table:table-cell table:formula="of:=[.K11]-[.$G$4]-[.$G$5]-[.$G$6]" office:value-type="float" office:value="16.5">
            <text:p>1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mm</text:p>
          </table:table-cell>
          <table:table-cell table:formula="of:=[.$G$7]/[.G12]" office:value-type="float" office:value="12">
            <text:p>12</text:p>
          </table:table-cell>
          <table:table-cell table:formula="of:=[.G12]-[.$G$8]" office:value-type="float" office:value="61">
            <text:p>61</text:p>
          </table:table-cell>
          <table:table-cell table:formula="of:=[.G12]+[.$G$8]" office:value-type="float" office:value="67">
            <text:p>67</text:p>
          </table:table-cell>
          <table:table-cell office:value-type="string">
            <text:p>mm</text:p>
          </table:table-cell>
          <table:table-cell table:formula="of:=[.J12]-[.$G$3]-[.$G$4]-[.$G$5]-[.$G$6]" office:value-type="float" office:value="36.5">
            <text:p>36.5</text:p>
          </table:table-cell>
          <table:table-cell office:value-type="string">
            <text:p>mm</text:p>
          </table:table-cell>
          <table:table-cell table:formula="of:=[.K12]-[.$G$4]-[.$G$5]-[.$G$6]" office:value-type="float" office:value="48.5">
            <text:p>4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mm</text:p>
          </table:table-cell>
          <table:table-cell table:formula="of:=[.$G$7]/[.G13]" office:value-type="float" office:value="8">
            <text:p>8</text:p>
          </table:table-cell>
          <table:table-cell table:formula="of:=[.G13]-[.$G$8]" office:value-type="float" office:value="93">
            <text:p>93</text:p>
          </table:table-cell>
          <table:table-cell table:formula="of:=[.G13]+[.$G$8]" office:value-type="float" office:value="99">
            <text:p>99</text:p>
          </table:table-cell>
          <table:table-cell office:value-type="string">
            <text:p>mm</text:p>
          </table:table-cell>
          <table:table-cell table:formula="of:=[.J13]-[.$G$3]-[.$G$4]-[.$G$5]-[.$G$6]" office:value-type="float" office:value="68.5">
            <text:p>68.5</text:p>
          </table:table-cell>
          <table:table-cell office:value-type="string">
            <text:p>mm</text:p>
          </table:table-cell>
          <table:table-cell table:formula="of:=[.K13]-[.$G$4]-[.$G$5]-[.$G$6]" office:value-type="float" office:value="80.5">
            <text:p>8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nheiten</text:p>
          </table:table-cell>
          <table:table-cell office:value-type="string">
            <text:p>Schubladenfro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string">
            <text:p>mm</text:p>
          </table:table-cell>
          <table:table-cell table:formula="of:=[.$G$7]/[.G14]" office:value-type="float" office:value="6">
            <text:p>6</text:p>
          </table:table-cell>
          <table:table-cell table:formula="of:=[.G14]-[.$G$8]" office:value-type="float" office:value="125">
            <text:p>125</text:p>
          </table:table-cell>
          <table:table-cell table:formula="of:=[.G14]+[.$G$8]" office:value-type="float" office:value="131">
            <text:p>131</text:p>
          </table:table-cell>
          <table:table-cell office:value-type="string">
            <text:p>mm</text:p>
          </table:table-cell>
          <table:table-cell table:formula="of:=[.J14]-[.$G$3]-[.$G$4]-[.$G$5]-[.$G$6]" office:value-type="float" office:value="100.5">
            <text:p>100.5</text:p>
          </table:table-cell>
          <table:table-cell office:value-type="string">
            <text:p>mm</text:p>
          </table:table-cell>
          <table:table-cell table:formula="of:=[.K14]-[.$G$4]-[.$G$5]-[.$G$6]" office:value-type="float" office:value="112.5">
            <text:p>11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table:formula="of:=[.B15]*[.C15]" office:value-type="float" office:value="744">
            <text:p>744</text:p>
          </table:table-cell>
          <table:table-cell/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string">
            <text:p>mm</text:p>
          </table:table-cell>
          <table:table-cell table:formula="of:=[.$G$7]/[.G15]" office:value-type="float" office:value="4.8">
            <text:p>4.8</text:p>
          </table:table-cell>
          <table:table-cell table:formula="of:=[.G15]-[.$G$8]" office:value-type="float" office:value="157">
            <text:p>157</text:p>
          </table:table-cell>
          <table:table-cell table:formula="of:=[.G15]+[.$G$8]" office:value-type="float" office:value="163">
            <text:p>163</text:p>
          </table:table-cell>
          <table:table-cell office:value-type="string">
            <text:p>mm</text:p>
          </table:table-cell>
          <table:table-cell table:formula="of:=[.J15]-[.$G$3]-[.$G$4]-[.$G$5]-[.$G$6]" office:value-type="float" office:value="132.5">
            <text:p>132.5</text:p>
          </table:table-cell>
          <table:table-cell office:value-type="string">
            <text:p>mm</text:p>
          </table:table-cell>
          <table:table-cell table:formula="of:=[.K15]-[.$G$4]-[.$G$5]-[.$G$6]" office:value-type="float" office:value="144.5">
            <text:p>14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string">
            <text:p>mm</text:p>
          </table:table-cell>
          <table:table-cell table:formula="of:=[.$G$7]/[.G16]" office:value-type="float" office:value="4">
            <text:p>4</text:p>
          </table:table-cell>
          <table:table-cell table:formula="of:=[.G16]-[.$G$8]" office:value-type="float" office:value="189">
            <text:p>189</text:p>
          </table:table-cell>
          <table:table-cell table:formula="of:=[.G16]+[.$G$8]" office:value-type="float" office:value="195">
            <text:p>195</text:p>
          </table:table-cell>
          <table:table-cell office:value-type="string">
            <text:p>mm</text:p>
          </table:table-cell>
          <table:table-cell table:formula="of:=[.J16]-[.$G$3]-[.$G$4]-[.$G$5]-[.$G$6]" office:value-type="float" office:value="164.5">
            <text:p>164.5</text:p>
          </table:table-cell>
          <table:table-cell office:value-type="string">
            <text:p>mm</text:p>
          </table:table-cell>
          <table:table-cell table:formula="of:=[.K16]-[.$G$4]-[.$G$5]-[.$G$6]" office:value-type="float" office:value="176.5">
            <text:p>17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neheiten</text:p>
          </table:table-cell>
          <table:table-cell office:value-type="string">
            <text:p>Spaltma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string">
            <text:p>mm</text:p>
          </table:table-cell>
          <table:table-cell table:formula="of:=[.$G$7]/[.G17]" office:value-type="float" office:value="3.42857142857143">
            <text:p>3.4285714286</text:p>
          </table:table-cell>
          <table:table-cell table:formula="of:=[.G17]-[.$G$8]" office:value-type="float" office:value="221">
            <text:p>221</text:p>
          </table:table-cell>
          <table:table-cell table:formula="of:=[.G17]+[.$G$8]" office:value-type="float" office:value="227">
            <text:p>227</text:p>
          </table:table-cell>
          <table:table-cell office:value-type="string">
            <text:p>mm</text:p>
          </table:table-cell>
          <table:table-cell table:formula="of:=[.J17]-[.$G$3]-[.$G$4]-[.$G$5]-[.$G$6]" office:value-type="float" office:value="196.5">
            <text:p>196.5</text:p>
          </table:table-cell>
          <table:table-cell office:value-type="string">
            <text:p>mm</text:p>
          </table:table-cell>
          <table:table-cell table:formula="of:=[.K17]-[.$G$4]-[.$G$5]-[.$G$6]" office:value-type="float" office:value="208.5">
            <text:p>20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B18]*[.C18]"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string">
            <text:p>mm</text:p>
          </table:table-cell>
          <table:table-cell table:formula="of:=[.$G$7]/[.G18]" office:value-type="float" office:value="3">
            <text:p>3</text:p>
          </table:table-cell>
          <table:table-cell table:formula="of:=[.G18]-[.$G$8]" office:value-type="float" office:value="253">
            <text:p>253</text:p>
          </table:table-cell>
          <table:table-cell table:formula="of:=[.G18]+[.$G$8]" office:value-type="float" office:value="259">
            <text:p>259</text:p>
          </table:table-cell>
          <table:table-cell office:value-type="string">
            <text:p>mm</text:p>
          </table:table-cell>
          <table:table-cell table:formula="of:=[.J18]-[.$G$3]-[.$G$4]-[.$G$5]-[.$G$6]" office:value-type="float" office:value="228.5">
            <text:p>228.5</text:p>
          </table:table-cell>
          <table:table-cell office:value-type="string">
            <text:p>mm</text:p>
          </table:table-cell>
          <table:table-cell table:formula="of:=[.K18]-[.$G$4]-[.$G$5]-[.$G$6]" office:value-type="float" office:value="240.5">
            <text:p>24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string">
            <text:p>mm</text:p>
          </table:table-cell>
          <table:table-cell table:formula="of:=[.$G$7]/[.G19]" office:value-type="float" office:value="2.66666666666667">
            <text:p>2.6666666667</text:p>
          </table:table-cell>
          <table:table-cell table:formula="of:=[.G19]-[.$G$8]" office:value-type="float" office:value="285">
            <text:p>285</text:p>
          </table:table-cell>
          <table:table-cell table:formula="of:=[.G19]+[.$G$8]" office:value-type="float" office:value="291">
            <text:p>291</text:p>
          </table:table-cell>
          <table:table-cell office:value-type="string">
            <text:p>mm</text:p>
          </table:table-cell>
          <table:table-cell table:formula="of:=[.J19]-[.$G$3]-[.$G$4]-[.$G$5]-[.$G$6]" office:value-type="float" office:value="260.5">
            <text:p>260.5</text:p>
          </table:table-cell>
          <table:table-cell office:value-type="string">
            <text:p>mm</text:p>
          </table:table-cell>
          <table:table-cell table:formula="of:=[.K19]-[.$G$4]-[.$G$5]-[.$G$6]" office:value-type="float" office:value="272.5">
            <text:p>27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3:.D18])" office:value-type="float" office:value="771">
            <text:p>771</text:p>
          </table:table-cell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string">
            <text:p>mm</text:p>
          </table:table-cell>
          <table:table-cell table:formula="of:=[.$G$7]/[.G20]" office:value-type="float" office:value="2.4">
            <text:p>2.4</text:p>
          </table:table-cell>
          <table:table-cell table:formula="of:=[.G20]-[.$G$8]" office:value-type="float" office:value="317">
            <text:p>317</text:p>
          </table:table-cell>
          <table:table-cell table:formula="of:=[.G20]+[.$G$8]" office:value-type="float" office:value="323">
            <text:p>323</text:p>
          </table:table-cell>
          <table:table-cell office:value-type="string">
            <text:p>mm</text:p>
          </table:table-cell>
          <table:table-cell table:formula="of:=[.J20]-[.$G$3]-[.$G$4]-[.$G$5]-[.$G$6]" office:value-type="float" office:value="292.5">
            <text:p>292.5</text:p>
          </table:table-cell>
          <table:table-cell office:value-type="string">
            <text:p>mm</text:p>
          </table:table-cell>
          <table:table-cell table:formula="of:=[.K20]-[.$G$4]-[.$G$5]-[.$G$6]" office:value-type="float" office:value="304.5">
            <text:p>30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4:.D19];[.C3:.C5])" office:value-type="float" office:value="857">
            <text:p>857</text:p>
          </table:table-cell>
          <table:table-cell/>
          <table:table-cell office:value-type="float" office:value="11">
            <text:p>11</text:p>
          </table:table-cell>
          <table:table-cell office:value-type="float" office:value="352">
            <text:p>352</text:p>
          </table:table-cell>
          <table:table-cell office:value-type="string">
            <text:p>mm</text:p>
          </table:table-cell>
          <table:table-cell table:formula="of:=[.$G$7]/[.G21]" office:value-type="float" office:value="2.18181818181818">
            <text:p>2.1818181818</text:p>
          </table:table-cell>
          <table:table-cell table:formula="of:=[.G21]-[.$G$8]" office:value-type="float" office:value="349">
            <text:p>349</text:p>
          </table:table-cell>
          <table:table-cell table:formula="of:=[.G21]+[.$G$8]" office:value-type="float" office:value="355">
            <text:p>355</text:p>
          </table:table-cell>
          <table:table-cell office:value-type="string">
            <text:p>mm</text:p>
          </table:table-cell>
          <table:table-cell table:formula="of:=[.J21]-[.$G$3]-[.$G$4]-[.$G$5]-[.$G$6]" office:value-type="float" office:value="324.5">
            <text:p>324.5</text:p>
          </table:table-cell>
          <table:table-cell office:value-type="string">
            <text:p>mm</text:p>
          </table:table-cell>
          <table:table-cell table:formula="of:=[.K21]-[.$G$4]-[.$G$5]-[.$G$6]" office:value-type="float" office:value="336.5">
            <text:p>33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string">
            <text:p>mm</text:p>
          </table:table-cell>
          <table:table-cell table:formula="of:=[.$G$7]/[.G22]" office:value-type="float" office:value="2">
            <text:p>2</text:p>
          </table:table-cell>
          <table:table-cell table:formula="of:=[.G22]-[.$G$8]" office:value-type="float" office:value="381">
            <text:p>381</text:p>
          </table:table-cell>
          <table:table-cell table:formula="of:=[.G22]+[.$G$8]" office:value-type="float" office:value="387">
            <text:p>387</text:p>
          </table:table-cell>
          <table:table-cell office:value-type="string">
            <text:p>mm</text:p>
          </table:table-cell>
          <table:table-cell table:formula="of:=[.J22]-[.$G$3]-[.$G$4]-[.$G$5]-[.$G$6]" office:value-type="float" office:value="356.5">
            <text:p>356.5</text:p>
          </table:table-cell>
          <table:table-cell office:value-type="string">
            <text:p>mm</text:p>
          </table:table-cell>
          <table:table-cell table:formula="of:=[.K22]-[.$G$4]-[.$G$5]-[.$G$6]" office:value-type="float" office:value="368.5">
            <text:p>36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416">
            <text:p>416</text:p>
          </table:table-cell>
          <table:table-cell office:value-type="string">
            <text:p>mm</text:p>
          </table:table-cell>
          <table:table-cell table:formula="of:=[.$G$7]/[.G23]" office:value-type="float" office:value="1.84615384615385">
            <text:p>1.8461538462</text:p>
          </table:table-cell>
          <table:table-cell table:formula="of:=[.G23]-[.$G$8]" office:value-type="float" office:value="413">
            <text:p>413</text:p>
          </table:table-cell>
          <table:table-cell table:formula="of:=[.G23]+[.$G$8]" office:value-type="float" office:value="419">
            <text:p>419</text:p>
          </table:table-cell>
          <table:table-cell office:value-type="string">
            <text:p>mm</text:p>
          </table:table-cell>
          <table:table-cell table:formula="of:=[.J23]-[.$G$3]-[.$G$4]-[.$G$5]-[.$G$6]" office:value-type="float" office:value="388.5">
            <text:p>388.5</text:p>
          </table:table-cell>
          <table:table-cell office:value-type="string">
            <text:p>mm</text:p>
          </table:table-cell>
          <table:table-cell table:formula="of:=[.K23]-[.$G$4]-[.$G$5]-[.$G$6]" office:value-type="float" office:value="400.5">
            <text:p>40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string">
            <text:p>mm</text:p>
          </table:table-cell>
          <table:table-cell table:formula="of:=[.$G$7]/[.G24]" office:value-type="float" office:value="1.71428571428571">
            <text:p>1.7142857143</text:p>
          </table:table-cell>
          <table:table-cell table:formula="of:=[.G24]-[.$G$8]" office:value-type="float" office:value="445">
            <text:p>445</text:p>
          </table:table-cell>
          <table:table-cell table:formula="of:=[.G24]+[.$G$8]" office:value-type="float" office:value="451">
            <text:p>451</text:p>
          </table:table-cell>
          <table:table-cell office:value-type="string">
            <text:p>mm</text:p>
          </table:table-cell>
          <table:table-cell table:formula="of:=[.J24]-[.$G$3]-[.$G$4]-[.$G$5]-[.$G$6]" office:value-type="float" office:value="420.5">
            <text:p>420.5</text:p>
          </table:table-cell>
          <table:table-cell office:value-type="string">
            <text:p>mm</text:p>
          </table:table-cell>
          <table:table-cell table:formula="of:=[.K24]-[.$G$4]-[.$G$5]-[.$G$6]" office:value-type="float" office:value="432.5">
            <text:p>43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 office:value-type="string">
            <text:p>mm</text:p>
          </table:table-cell>
          <table:table-cell table:formula="of:=[.$G$7]/[.G25]" office:value-type="float" office:value="1.6">
            <text:p>1.6</text:p>
          </table:table-cell>
          <table:table-cell table:formula="of:=[.G25]-[.$G$8]" office:value-type="float" office:value="477">
            <text:p>477</text:p>
          </table:table-cell>
          <table:table-cell table:formula="of:=[.G25]+[.$G$8]" office:value-type="float" office:value="483">
            <text:p>483</text:p>
          </table:table-cell>
          <table:table-cell office:value-type="string">
            <text:p>mm</text:p>
          </table:table-cell>
          <table:table-cell table:formula="of:=[.J25]-[.$G$3]-[.$G$4]-[.$G$5]-[.$G$6]" office:value-type="float" office:value="452.5">
            <text:p>452.5</text:p>
          </table:table-cell>
          <table:table-cell office:value-type="string">
            <text:p>mm</text:p>
          </table:table-cell>
          <table:table-cell table:formula="of:=[.K25]-[.$G$4]-[.$G$5]-[.$G$6]" office:value-type="float" office:value="464.5">
            <text:p>46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string">
            <text:p>mm</text:p>
          </table:table-cell>
          <table:table-cell table:formula="of:=[.$G$7]/[.G26]" office:value-type="float" office:value="1.5">
            <text:p>1.5</text:p>
          </table:table-cell>
          <table:table-cell table:formula="of:=[.G26]-[.$G$8]" office:value-type="float" office:value="509">
            <text:p>509</text:p>
          </table:table-cell>
          <table:table-cell table:formula="of:=[.G26]+[.$G$8]" office:value-type="float" office:value="515">
            <text:p>515</text:p>
          </table:table-cell>
          <table:table-cell office:value-type="string">
            <text:p>mm</text:p>
          </table:table-cell>
          <table:table-cell table:formula="of:=[.J26]-[.$G$3]-[.$G$4]-[.$G$5]-[.$G$6]" office:value-type="float" office:value="484.5">
            <text:p>484.5</text:p>
          </table:table-cell>
          <table:table-cell office:value-type="string">
            <text:p>mm</text:p>
          </table:table-cell>
          <table:table-cell table:formula="of:=[.K26]-[.$G$4]-[.$G$5]-[.$G$6]" office:value-type="float" office:value="496.5">
            <text:p>49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544">
            <text:p>544</text:p>
          </table:table-cell>
          <table:table-cell office:value-type="string">
            <text:p>mm</text:p>
          </table:table-cell>
          <table:table-cell table:formula="of:=[.$G$7]/[.G27]" office:value-type="float" office:value="1.41176470588235">
            <text:p>1.4117647059</text:p>
          </table:table-cell>
          <table:table-cell table:formula="of:=[.G27]-[.$G$8]" office:value-type="float" office:value="541">
            <text:p>541</text:p>
          </table:table-cell>
          <table:table-cell table:formula="of:=[.G27]+[.$G$8]" office:value-type="float" office:value="547">
            <text:p>547</text:p>
          </table:table-cell>
          <table:table-cell office:value-type="string">
            <text:p>mm</text:p>
          </table:table-cell>
          <table:table-cell table:formula="of:=[.J27]-[.$G$3]-[.$G$4]-[.$G$5]-[.$G$6]" office:value-type="float" office:value="516.5">
            <text:p>516.5</text:p>
          </table:table-cell>
          <table:table-cell office:value-type="string">
            <text:p>mm</text:p>
          </table:table-cell>
          <table:table-cell table:formula="of:=[.K27]-[.$G$4]-[.$G$5]-[.$G$6]" office:value-type="float" office:value="528.5">
            <text:p>52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576">
            <text:p>576</text:p>
          </table:table-cell>
          <table:table-cell office:value-type="string">
            <text:p>mm</text:p>
          </table:table-cell>
          <table:table-cell table:formula="of:=[.$G$7]/[.G28]" office:value-type="float" office:value="1.33333333333333">
            <text:p>1.3333333333</text:p>
          </table:table-cell>
          <table:table-cell table:formula="of:=[.G28]-[.$G$8]" office:value-type="float" office:value="573">
            <text:p>573</text:p>
          </table:table-cell>
          <table:table-cell table:formula="of:=[.G28]+[.$G$8]" office:value-type="float" office:value="579">
            <text:p>579</text:p>
          </table:table-cell>
          <table:table-cell office:value-type="string">
            <text:p>mm</text:p>
          </table:table-cell>
          <table:table-cell table:formula="of:=[.J28]-[.$G$3]-[.$G$4]-[.$G$5]-[.$G$6]" office:value-type="float" office:value="548.5">
            <text:p>548.5</text:p>
          </table:table-cell>
          <table:table-cell office:value-type="string">
            <text:p>mm</text:p>
          </table:table-cell>
          <table:table-cell table:formula="of:=[.K28]-[.$G$4]-[.$G$5]-[.$G$6]" office:value-type="float" office:value="560.5">
            <text:p>56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608">
            <text:p>608</text:p>
          </table:table-cell>
          <table:table-cell office:value-type="string">
            <text:p>mm</text:p>
          </table:table-cell>
          <table:table-cell table:formula="of:=[.$G$7]/[.G29]" office:value-type="float" office:value="1.26315789473684">
            <text:p>1.2631578947</text:p>
          </table:table-cell>
          <table:table-cell table:formula="of:=[.G29]-[.$G$8]" office:value-type="float" office:value="605">
            <text:p>605</text:p>
          </table:table-cell>
          <table:table-cell table:formula="of:=[.G29]+[.$G$8]" office:value-type="float" office:value="611">
            <text:p>611</text:p>
          </table:table-cell>
          <table:table-cell office:value-type="string">
            <text:p>mm</text:p>
          </table:table-cell>
          <table:table-cell table:formula="of:=[.J29]-[.$G$3]-[.$G$4]-[.$G$5]-[.$G$6]" office:value-type="float" office:value="580.5">
            <text:p>580.5</text:p>
          </table:table-cell>
          <table:table-cell office:value-type="string">
            <text:p>mm</text:p>
          </table:table-cell>
          <table:table-cell table:formula="of:=[.K29]-[.$G$4]-[.$G$5]-[.$G$6]" office:value-type="float" office:value="592.5">
            <text:p>59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string">
            <text:p>mm</text:p>
          </table:table-cell>
          <table:table-cell table:formula="of:=[.$G$7]/[.G30]" office:value-type="float" office:value="1.2">
            <text:p>1.2</text:p>
          </table:table-cell>
          <table:table-cell table:formula="of:=[.G30]-[.$G$8]" office:value-type="float" office:value="637">
            <text:p>637</text:p>
          </table:table-cell>
          <table:table-cell table:formula="of:=[.G30]+[.$G$8]" office:value-type="float" office:value="643">
            <text:p>643</text:p>
          </table:table-cell>
          <table:table-cell office:value-type="string">
            <text:p>mm</text:p>
          </table:table-cell>
          <table:table-cell table:formula="of:=[.J30]-[.$G$3]-[.$G$4]-[.$G$5]-[.$G$6]" office:value-type="float" office:value="612.5">
            <text:p>612.5</text:p>
          </table:table-cell>
          <table:table-cell office:value-type="string">
            <text:p>mm</text:p>
          </table:table-cell>
          <table:table-cell table:formula="of:=[.K30]-[.$G$4]-[.$G$5]-[.$G$6]" office:value-type="float" office:value="624.5">
            <text:p>62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string">
            <text:p>mm</text:p>
          </table:table-cell>
          <table:table-cell table:formula="of:=[.$G$7]/[.G31]" office:value-type="float" office:value="1.14285714285714">
            <text:p>1.1428571429</text:p>
          </table:table-cell>
          <table:table-cell table:formula="of:=[.G31]-[.$G$8]" office:value-type="float" office:value="669">
            <text:p>669</text:p>
          </table:table-cell>
          <table:table-cell table:formula="of:=[.G31]+[.$G$8]" office:value-type="float" office:value="675">
            <text:p>675</text:p>
          </table:table-cell>
          <table:table-cell office:value-type="string">
            <text:p>mm</text:p>
          </table:table-cell>
          <table:table-cell table:formula="of:=[.J31]-[.$G$3]-[.$G$4]-[.$G$5]-[.$G$6]" office:value-type="float" office:value="644.5">
            <text:p>644.5</text:p>
          </table:table-cell>
          <table:table-cell office:value-type="string">
            <text:p>mm</text:p>
          </table:table-cell>
          <table:table-cell table:formula="of:=[.K31]-[.$G$4]-[.$G$5]-[.$G$6]" office:value-type="float" office:value="656.5">
            <text:p>65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float" office:value="704">
            <text:p>704</text:p>
          </table:table-cell>
          <table:table-cell office:value-type="string">
            <text:p>mm</text:p>
          </table:table-cell>
          <table:table-cell table:formula="of:=[.$G$7]/[.G32]" office:value-type="float" office:value="1.09090909090909">
            <text:p>1.0909090909</text:p>
          </table:table-cell>
          <table:table-cell table:formula="of:=[.G32]-[.$G$8]" office:value-type="float" office:value="701">
            <text:p>701</text:p>
          </table:table-cell>
          <table:table-cell table:formula="of:=[.G32]+[.$G$8]" office:value-type="float" office:value="707">
            <text:p>707</text:p>
          </table:table-cell>
          <table:table-cell office:value-type="string">
            <text:p>mm</text:p>
          </table:table-cell>
          <table:table-cell table:formula="of:=[.J32]-[.$G$3]-[.$G$4]-[.$G$5]-[.$G$6]" office:value-type="float" office:value="676.5">
            <text:p>676.5</text:p>
          </table:table-cell>
          <table:table-cell office:value-type="string">
            <text:p>mm</text:p>
          </table:table-cell>
          <table:table-cell table:formula="of:=[.K32]-[.$G$4]-[.$G$5]-[.$G$6]" office:value-type="float" office:value="688.5">
            <text:p>68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float" office:value="736">
            <text:p>736</text:p>
          </table:table-cell>
          <table:table-cell office:value-type="string">
            <text:p>mm</text:p>
          </table:table-cell>
          <table:table-cell table:formula="of:=[.$G$7]/[.G33]" office:value-type="float" office:value="1.04347826086957">
            <text:p>1.0434782609</text:p>
          </table:table-cell>
          <table:table-cell table:formula="of:=[.G33]-[.$G$8]" office:value-type="float" office:value="733">
            <text:p>733</text:p>
          </table:table-cell>
          <table:table-cell table:formula="of:=[.G33]+[.$G$8]" office:value-type="float" office:value="739">
            <text:p>739</text:p>
          </table:table-cell>
          <table:table-cell office:value-type="string">
            <text:p>mm</text:p>
          </table:table-cell>
          <table:table-cell table:formula="of:=[.J33]-[.$G$3]-[.$G$4]-[.$G$5]-[.$G$6]" office:value-type="float" office:value="708.5">
            <text:p>708.5</text:p>
          </table:table-cell>
          <table:table-cell office:value-type="string">
            <text:p>mm</text:p>
          </table:table-cell>
          <table:table-cell table:formula="of:=[.K33]-[.$G$4]-[.$G$5]-[.$G$6]" office:value-type="float" office:value="720.5">
            <text:p>72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768">
            <text:p>768</text:p>
          </table:table-cell>
          <table:table-cell office:value-type="string">
            <text:p>mm</text:p>
          </table:table-cell>
          <table:table-cell table:formula="of:=[.$G$7]/[.G34]" office:value-type="float" office:value="1">
            <text:p>1</text:p>
          </table:table-cell>
          <table:table-cell table:formula="of:=[.G34]-[.$G$8]" office:value-type="float" office:value="765">
            <text:p>765</text:p>
          </table:table-cell>
          <table:table-cell table:formula="of:=[.G34]+[.$G$8]" office:value-type="float" office:value="771">
            <text:p>771</text:p>
          </table:table-cell>
          <table:table-cell office:value-type="string">
            <text:p>mm</text:p>
          </table:table-cell>
          <table:table-cell table:formula="of:=[.J34]-[.$G$3]-[.$G$4]-[.$G$5]-[.$G$6]" office:value-type="float" office:value="740.5">
            <text:p>740.5</text:p>
          </table:table-cell>
          <table:table-cell office:value-type="string">
            <text:p>mm</text:p>
          </table:table-cell>
          <table:table-cell table:formula="of:=[.K34]-[.$G$4]-[.$G$5]-[.$G$6]" office:value-type="float" office:value="752.5">
            <text:p>752.5</text:p>
          </table:table-cell>
          <table:table-cell office:value-type="string">
            <text:p>mm</text:p>
          </table:table-cell>
          <table:table-cell table:formula="of:=[.K34]+[.$C$3]+[.$C$4]+[.$G$8]" office:value-type="float" office:value="810">
            <text:p>8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string">
            <text:p>mm</text:p>
          </table:table-cell>
          <table:table-cell table:formula="of:=[.$G$7]/[.G35]" office:value-type="float" office:value="0.96">
            <text:p>0.96</text:p>
          </table:table-cell>
          <table:table-cell table:formula="of:=[.G35]-[.$G$8]" office:value-type="float" office:value="797">
            <text:p>797</text:p>
          </table:table-cell>
          <table:table-cell table:formula="of:=[.G35]+[.$G$8]" office:value-type="float" office:value="803">
            <text:p>803</text:p>
          </table:table-cell>
          <table:table-cell office:value-type="string">
            <text:p>mm</text:p>
          </table:table-cell>
          <table:table-cell table:formula="of:=[.J35]-[.$G$3]-[.$G$4]-[.$G$5]-[.$G$6]" office:value-type="float" office:value="772.5">
            <text:p>772.5</text:p>
          </table:table-cell>
          <table:table-cell office:value-type="string">
            <text:p>mm</text:p>
          </table:table-cell>
          <table:table-cell table:formula="of:=[.K35]-[.$G$4]-[.$G$5]-[.$G$6]" office:value-type="float" office:value="784.5">
            <text:p>78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float" office:value="832">
            <text:p>832</text:p>
          </table:table-cell>
          <table:table-cell office:value-type="string">
            <text:p>mm</text:p>
          </table:table-cell>
          <table:table-cell table:formula="of:=[.$G$7]/[.G36]" office:value-type="float" office:value="0.923076923076923">
            <text:p>0.9230769231</text:p>
          </table:table-cell>
          <table:table-cell table:formula="of:=[.G36]-[.$G$8]" office:value-type="float" office:value="829">
            <text:p>829</text:p>
          </table:table-cell>
          <table:table-cell table:formula="of:=[.G36]+[.$G$8]" office:value-type="float" office:value="835">
            <text:p>835</text:p>
          </table:table-cell>
          <table:table-cell office:value-type="string">
            <text:p>mm</text:p>
          </table:table-cell>
          <table:table-cell table:formula="of:=[.J36]-[.$G$3]-[.$G$4]-[.$G$5]-[.$G$6]" office:value-type="float" office:value="804.5">
            <text:p>804.5</text:p>
          </table:table-cell>
          <table:table-cell office:value-type="string">
            <text:p>mm</text:p>
          </table:table-cell>
          <table:table-cell table:formula="of:=[.K36]-[.$G$4]-[.$G$5]-[.$G$6]" office:value-type="float" office:value="816.5">
            <text:p>81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864">
            <text:p>864</text:p>
          </table:table-cell>
          <table:table-cell office:value-type="string">
            <text:p>mm</text:p>
          </table:table-cell>
          <table:table-cell table:formula="of:=[.$G$7]/[.G37]" office:value-type="float" office:value="0.888888888888889">
            <text:p>0.8888888889</text:p>
          </table:table-cell>
          <table:table-cell table:formula="of:=[.G37]-[.$G$8]" office:value-type="float" office:value="861">
            <text:p>861</text:p>
          </table:table-cell>
          <table:table-cell table:formula="of:=[.G37]+[.$G$8]" office:value-type="float" office:value="867">
            <text:p>867</text:p>
          </table:table-cell>
          <table:table-cell office:value-type="string">
            <text:p>mm</text:p>
          </table:table-cell>
          <table:table-cell table:formula="of:=[.J37]-[.$G$3]-[.$G$4]-[.$G$5]-[.$G$6]" office:value-type="float" office:value="836.5">
            <text:p>836.5</text:p>
          </table:table-cell>
          <table:table-cell office:value-type="string">
            <text:p>mm</text:p>
          </table:table-cell>
          <table:table-cell table:formula="of:=[.K37]-[.$G$4]-[.$G$5]-[.$G$6]" office:value-type="float" office:value="848.5">
            <text:p>84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office:value-type="float" office:value="896">
            <text:p>896</text:p>
          </table:table-cell>
          <table:table-cell office:value-type="string">
            <text:p>mm</text:p>
          </table:table-cell>
          <table:table-cell table:formula="of:=[.$G$7]/[.G38]" office:value-type="float" office:value="0.857142857142857">
            <text:p>0.8571428571</text:p>
          </table:table-cell>
          <table:table-cell table:formula="of:=[.G38]-[.$G$8]" office:value-type="float" office:value="893">
            <text:p>893</text:p>
          </table:table-cell>
          <table:table-cell table:formula="of:=[.G38]+[.$G$8]" office:value-type="float" office:value="899">
            <text:p>899</text:p>
          </table:table-cell>
          <table:table-cell office:value-type="string">
            <text:p>mm</text:p>
          </table:table-cell>
          <table:table-cell table:formula="of:=[.J38]-[.$G$3]-[.$G$4]-[.$G$5]-[.$G$6]" office:value-type="float" office:value="868.5">
            <text:p>868.5</text:p>
          </table:table-cell>
          <table:table-cell office:value-type="string">
            <text:p>mm</text:p>
          </table:table-cell>
          <table:table-cell table:formula="of:=[.K38]-[.$G$4]-[.$G$5]-[.$G$6]" office:value-type="float" office:value="880.5">
            <text:p>88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float" office:value="928">
            <text:p>928</text:p>
          </table:table-cell>
          <table:table-cell office:value-type="string">
            <text:p>mm</text:p>
          </table:table-cell>
          <table:table-cell table:formula="of:=[.$G$7]/[.G39]" office:value-type="float" office:value="0.827586206896552">
            <text:p>0.8275862069</text:p>
          </table:table-cell>
          <table:table-cell table:formula="of:=[.G39]-[.$G$8]" office:value-type="float" office:value="925">
            <text:p>925</text:p>
          </table:table-cell>
          <table:table-cell table:formula="of:=[.G39]+[.$G$8]" office:value-type="float" office:value="931">
            <text:p>931</text:p>
          </table:table-cell>
          <table:table-cell office:value-type="string">
            <text:p>mm</text:p>
          </table:table-cell>
          <table:table-cell table:formula="of:=[.J39]-[.$G$3]-[.$G$4]-[.$G$5]-[.$G$6]" office:value-type="float" office:value="900.5">
            <text:p>900.5</text:p>
          </table:table-cell>
          <table:table-cell office:value-type="string">
            <text:p>mm</text:p>
          </table:table-cell>
          <table:table-cell table:formula="of:=[.K39]-[.$G$4]-[.$G$5]-[.$G$6]" office:value-type="float" office:value="912.5">
            <text:p>912.5</text:p>
          </table:table-cell>
          <table:table-cell office:value-type="string">
            <text:p>mm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07/16/2025</text:date>, <text:time>20:10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4T17:55:04.60</meta:creation-date>
    <meta:editing-duration>P1DT36M12S</meta:editing-duration>
    <meta:editing-cycles>7</meta:editing-cycles>
    <meta:generator>OpenOffice/4.1.13$Win32 OpenOffice.org_project/4113m1$Build-9810</meta:generator>
    <dc:date>2025-07-16T20:10:49.55</dc:date>
    <dc:creator>Matthias Mosimann</dc:creator>
    <meta:document-statistic meta:table-count="3" meta:cell-count="385" meta:object-count="0"/>
  </office:meta>
</office:document-meta>
</file>